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C89EAF43791FFE4A.png" manifest:media-type="image/png"/>
  <manifest:file-entry manifest:full-path="Pictures/1000000100000076000000297EADE0586CA0032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mo" svg:font-family="Arimo" style:font-family-generic="roman" style:font-pitch="variable"/>
    <style:font-face style:name="Arimo1" svg:font-family="Arimo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acifico" svg:font-family="Pacifico" style:font-family-generic="roman" style:font-pitch="variable"/>
    <style:font-face style:name="Pacifico1" svg:font-family="Pacifico" style:font-family-generic="system" style:font-pitch="variable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-left="none" fo:border-right="none" fo:border-top="none" fo:border-bottom="0.51pt solid #666633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-left="0cm" fo:padding-right="0cm" fo:padding-top="0.071cm" fo:padding-bottom="0cm" fo:border-left="none" fo:border-right="none" fo:border-top="0.51pt solid #666633" fo:border-bottom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4" style:family="paragraph" style:parent-style-name="Standard">
      <style:paragraph-properties fo:margin-top="0.353cm" fo:margin-bottom="6.35cm" style:contextual-spacing="false" fo:line-height="100%" fo:text-align="start" style:justify-single-word="false" fo:orphans="2" fo:widows="2"/>
    </style:style>
    <style:style style:name="P5" style:family="paragraph" style:parent-style-name="Standard">
      <loext:graphic-properties draw:fill="solid" draw:fill-color="#cccc99"/>
      <style:paragraph-properties fo:margin-left="2.401cm" fo:margin-right="0.101cm" fo:margin-top="0.15cm" fo:margin-bottom="0.199cm" style:contextual-spacing="false" fo:line-height="100%" fo:text-align="justify" style:justify-single-word="false" fo:keep-together="auto" fo:orphans="0" fo:widows="0" fo:text-indent="0.099cm" style:auto-text-indent="false" fo:background-color="#cccc99" fo:padding="0.141cm" fo:border="0.51pt solid #000000" fo:keep-with-next="auto"/>
    </style:style>
    <style:style style:name="P6" style:family="paragraph" style:parent-style-name="Standard">
      <style:paragraph-properties fo:margin-left="0cm" fo:margin-right="0cm" fo:margin-top="0.141cm" fo:margin-bottom="0.109cm" style:contextual-spacing="false" fo:line-height="100%" fo:text-indent="0cm" style:auto-text-indent="false">
        <style:tab-stops>
          <style:tab-stop style:position="16.999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.353cm" fo:margin-bottom="0.109cm" style:contextual-spacing="false" fo:line-height="100%" fo:text-indent="0cm" style:auto-text-indent="false">
        <style:tab-stops>
          <style:tab-stop style:position="16.999cm" style:type="right"/>
        </style:tab-stops>
      </style:paragraph-properties>
    </style:style>
    <style:style style:name="P8" style:family="paragraph" style:parent-style-name="Standard">
      <style:paragraph-properties fo:margin-left="0cm" fo:margin-right="0cm" fo:margin-top="0.353cm" fo:margin-bottom="0.141cm" style:contextual-spacing="false" fo:line-height="100%" fo:text-indent="0cm" style:auto-text-indent="false">
        <style:tab-stops>
          <style:tab-stop style:position="16.999cm" style:type="right"/>
        </style:tab-stops>
      </style:paragraph-properties>
    </style:style>
    <style:style style:name="P9" style:family="paragraph" style:parent-style-name="Standard">
      <style:paragraph-properties fo:margin-top="0.423cm" fo:margin-bottom="0.423cm" style:contextual-spacing="false" fo:line-height="100%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small-caps" fo:color="#999966" loext:opacity="100%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1" style:family="paragraph" style:parent-style-name="Standard">
      <style:paragraph-properties fo:margin-left="0cm" fo:margin-right="0cm" fo:margin-top="0.423cm" fo:margin-bottom="0.212cm" style:contextual-spacing="false" fo:line-height="100%" fo:text-align="start" style:justify-single-word="false" fo:keep-together="auto" fo:orphans="0" fo:widows="0" fo:text-indent="0cm" style:auto-text-indent="false" fo:padding="0cm" fo:border="none" fo:keep-with-next="always"/>
      <style:text-properties fo:font-variant="small-caps" fo:color="#000000" loext:opacity="100%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P12" style:family="paragraph" style:parent-style-name="Standard">
      <style:paragraph-properties fo:margin-top="0.353cm" fo:margin-bottom="6.35cm" style:contextual-spacing="false" fo:line-height="100%" fo:text-align="start" style:justify-single-word="false" fo:orphans="2" fo:widows="2"/>
      <style:text-properties fo:color="#666666" loext:opacity="100%" style:font-name="Proxima Nova" fo:font-size="10pt" style:font-name-asian="Proxima Nova1" style:font-size-asian="10pt" style:font-name-complex="Proxima Nova1" style:font-size-complex="10pt"/>
    </style:style>
    <style:style style:name="P13" style:family="paragraph" style:parent-style-name="Standard">
      <style:paragraph-properties fo:margin-top="0.353cm" fo:margin-bottom="0cm" style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14" style:family="paragraph" style:parent-style-name="Standard">
      <style:paragraph-properties fo:margin-left="-0.011cm" fo:margin-right="0cm" fo:margin-top="0cm" fo:margin-bottom="0cm" style:contextual-spacing="false" fo:line-height="130%" fo:text-align="start" style:justify-single-word="false" fo:orphans="2" fo:widows="2" fo:text-indent="0cm" style:auto-text-indent="false"/>
      <style:text-properties fo:color="#595959" loext:opacity="100%" style:font-name="Lato" style:font-name-asian="Lato1" style:font-name-complex="Lato1"/>
    </style:style>
    <style:style style:name="P15" style:family="paragraph" style:parent-style-name="Standard">
      <style:paragraph-properties fo:margin-left="0.697cm" fo:margin-right="0.713cm" fo:text-indent="0cm" style:auto-text-indent="false"/>
    </style:style>
    <style:style style:name="P16" style:family="paragraph" style:parent-style-name="Standard">
      <style:paragraph-properties fo:margin-left="0.697cm" fo:margin-right="0.713cm" fo:text-indent="0cm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7" style:family="paragraph" style:parent-style-name="Standard">
      <style:paragraph-properties fo:margin-left="0cm" fo:margin-right="0cm" fo:margin-top="0.101cm" fo:margin-bottom="0.109cm" style:contextual-spacing="false" fo:line-height="100%" fo:text-align="justify" style:justify-single-word="false" fo:keep-together="auto" fo:orphans="0" fo:widows="0" fo:text-indent="0.199cm" style:auto-text-indent="false" fo:padding="0cm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8" style:family="paragraph" style:parent-style-name="Standard">
      <style:paragraph-properties fo:margin-left="0cm" fo:margin-right="0cm" fo:margin-top="0.101cm" fo:margin-bottom="0.109cm" style:contextual-spacing="false" fo:line-height="100%" fo:text-align="justify" style:justify-single-word="false" fo:keep-together="auto" fo:orphans="0" fo:widows="0" fo:text-indent="0.199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9" style:family="paragraph" style:parent-style-name="Standard">
      <style:paragraph-properties fo:margin-left="0cm" fo:margin-right="0cm" fo:margin-top="0.101cm" fo:margin-bottom="0.109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20" style:family="paragraph" style:parent-style-name="Standard">
      <style:paragraph-properties fo:margin-left="0cm" fo:margin-right="0cm" fo:margin-top="0.101cm" fo:margin-bottom="0.109cm" style:contextual-spacing="false" fo:line-height="100%" fo:text-align="justify" style:justify-single-word="false" fo:keep-together="auto" fo:orphans="0" fo:widows="0" fo:text-indent="0.199cm" style:auto-text-indent="false" fo:padding="0cm" fo:border="none" fo:keep-with-next="auto"/>
      <style:text-properties fo:font-variant="normal" fo:text-transform="none" fo:color="#336633" loext:opacity="100%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P21" style:family="paragraph" style:parent-style-name="Standard">
      <style:paragraph-properties fo:margin-left="0cm" fo:margin-right="0cm" fo:text-indent="0cm" style:auto-text-indent="false"/>
    </style:style>
    <style:style style:name="P22" style:family="paragraph" style:parent-style-name="Heading_20_1">
      <style:paragraph-properties fo:margin-left="0.762cm" fo:margin-right="0cm" fo:text-indent="0cm" style:auto-text-indent="false"/>
    </style:style>
    <style:style style:name="P23" style:family="paragraph" style:parent-style-name="Standard">
      <style:paragraph-properties fo:margin-left="0cm" fo:margin-right="0cm" fo:text-indent="0.199cm" style:auto-text-indent="false"/>
      <style:text-properties fo:color="#336633" loext:opacity="100%" fo:font-size="14pt" style:font-size-asian="14pt" style:font-size-complex="14pt"/>
    </style:style>
    <style:style style:name="P24" style:family="paragraph" style:parent-style-name="Title" style:master-page-name="Standard">
      <style:paragraph-properties fo:margin-top="2.54cm" fo:margin-bottom="0cm" style:contextual-spacing="false" fo:line-height="100%" fo:text-align="start" style:justify-single-word="false" fo:orphans="2" fo:widows="2" style:page-number="1"/>
    </style:style>
    <style:style style:name="P25" style:family="paragraph" style:parent-style-name="Heading_20_1" style:list-style-name="WWNum3"/>
    <style:style style:name="P26" style:family="paragraph" style:parent-style-name="Standard" style:list-style-name="WWNum1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27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28" style:family="paragraph" style:parent-style-name="Standard" style:list-style-name="WWNum1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29" style:family="paragraph" style:parent-style-name="Standard">
      <style:paragraph-properties fo:margin-top="0.423cm" fo:margin-bottom="0.423cm" style:contextual-spacing="false" fo:line-height="100%"/>
    </style:style>
    <style:style style:name="P30" style:family="paragraph" style:parent-style-name="Standard" style:master-page-name="Converted1">
      <style:paragraph-properties style:page-number="auto"/>
    </style:style>
    <style:style style:name="P31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32" style:family="paragraph" style:parent-style-name="Standard">
      <style:paragraph-properties fo:margin-top="0.423cm" fo:margin-bottom="0.423cm" style:contextual-spacing="false" fo:line-height="100%"/>
      <style:text-properties officeooo:rsid="0024a3f9" officeooo:paragraph-rsid="0024a3f9"/>
    </style:style>
    <style:style style:name="T1" style:family="text">
      <style:text-properties fo:font-variant="small-caps" fo:color="#999966" loext:opacity="100%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" style:family="text">
      <style:text-properties fo:font-variant="small-caps" fo:color="#999966" loext:opacity="100%" style:font-name="Tahoma" fo:font-size="9pt" style:font-name-asian="Tahoma1" style:font-size-asian="9pt" style:font-name-complex="Tahoma1" style:font-size-complex="9pt"/>
    </style:style>
    <style:style style:name="T3" style:family="text">
      <style:text-properties fo:font-variant="small-caps" fo:color="#336633" loext:opacity="100%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4" style:family="text">
      <style:text-properties fo:font-variant="small-caps" fo:color="#336633" loext:opacity="100%" style:font-name="Calibri" fo:font-size="16pt" style:font-name-asian="Calibri1" style:font-size-asian="16pt" style:font-name-complex="Calibri1" style:font-size-complex="16pt"/>
    </style:style>
    <style:style style:name="T5" style:family="text">
      <style:text-properties fo:color="#669966" loext:opacity="100%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6" style:family="text">
      <style:text-properties fo:color="#404040" loext:opacity="100%" style:font-name="Proxima Nova" fo:font-size="48pt" style:font-name-asian="Proxima Nova1" style:font-size-asian="48pt" style:font-name-complex="Proxima Nova1" style:font-size-complex="48pt"/>
    </style:style>
    <style:style style:name="T7" style:family="text">
      <style:text-properties fo:color="#404040" loext:opacity="100%" style:font-name="Proxima Nova" fo:font-size="44pt" style:font-name-asian="Proxima Nova1" style:font-size-asian="44pt" style:font-name-complex="Proxima Nova1" style:font-size-complex="44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2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3" style:family="text">
      <style:text-properties style:font-name="Verdana" fo:font-size="10pt" style:font-name-asian="Verdana1" style:font-size-asian="10pt" style:font-name-complex="Verdana1" style:font-size-complex="10pt"/>
    </style:style>
    <style:style style:name="T14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5" style:family="text">
      <style:text-properties fo:font-size="10pt" fo:font-weight="bold" style:font-size-asian="10pt" style:font-weight-asian="bold" style:font-size-complex="10pt"/>
    </style:style>
    <style:style style:name="T16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7" style:family="text">
      <style:text-properties fo:color="#000000" loext:opacity="100%" style:font-name="Verdana" fo:font-size="8pt" style:text-underline-style="none" fo:font-weight="bold" style:font-name-asian="Verdana1" style:font-size-asian="8pt" style:font-weight-asian="bold" style:font-name-complex="Verdana1" style:font-size-complex="8pt"/>
    </style:style>
    <style:style style:name="T18" style:family="text">
      <style:text-properties officeooo:rsid="00254d0d"/>
    </style:style>
    <style:style style:name="fr1" style:family="graphic" style:parent-style-name="Graphics">
      <style:graphic-properties fo:margin-left="0.159cm" fo:margin-right="0.159cm" fo:margin-top="0.159cm" fo:margin-bottom="0.159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 text:name="_aczyuw2yex2w"/><text:span text:style-name="T5">Desarrollo Web en Entorno Cliente</text:span><text:span text:style-name="T6"><text:line-break/></text:span><text:span text:style-name="T7">UD 01. Navegadores y entorno de trabajo - Actividades 01</text:span></text:p>
      <text:p text:style-name="P4"><draw:frame draw:style-name="fr2" draw:name="image3.png" text:anchor-type="as-char" svg:width="1.244cm" svg:height="0.159cm" draw:z-index="0"><draw:image xlink:href="Pictures/100000010000002F00000006C89EAF43791FFE4A.png" xlink:type="simple" xlink:show="embed" xlink:actuate="onLoad" draw:mime-type="image/png"/><svg:desc>short line</svg:desc></draw:frame></text:p>
      <text:p text:style-name="P12"/>
      <text:p text:style-name="P13"/>
      <text:p text:style-name="P13">Actualizado Septiembre 2020</text:p>
      <text:p text:style-name="P14"><text:soft-page-break/></text:p>
      <text:p text:style-name="P23">Licencia</text:p>
      <text:p text:style-name="P16"/>
      <text:p text:style-name="P15"><text:span text:style-name="T12">Reconocimiento – NoComercial - CompartirIgual (BY-NC-SA)</text:span><text:span text:style-name="T13">: No se permite un uso comercial de la obra original ni de las posibles obras derivadas, la distribución de las cuales se debe hacer con una licencia igual a la que regula la obra original.</text:span><draw:frame draw:style-name="fr1" draw:name="image1.png" text:anchor-type="char" svg:x="0.609cm" svg:y="0.238cm" svg:width="2.563cm" svg:height="0.898cm" draw:z-index="1"><draw:image xlink:href="Pictures/1000000100000076000000297EADE0586CA00323.png" xlink:type="simple" xlink:show="embed" xlink:actuate="onLoad" draw:mime-type="image/png"/></draw:frame></text:p>
      <text:p text:style-name="P17"/>
      <text:p text:style-name="P20">Nomenclatura</text:p>
      <text:p text:style-name="P18">A lo largo de este tema se utilizarán distintos símbolos para distinguir elementos importantes dentro del contenido. Estos símbolos son:</text:p>
      <text:p text:style-name="P18"/>
      <text:p text:style-name="P5"><text:span text:style-name="T15">📖 </text:span><text:span text:style-name="T8">Importante</text:span></text:p>
      <text:p text:style-name="P19"/>
      <text:p text:style-name="P5"><text:span text:style-name="T16">❕</text:span><text:span text:style-name="T9"> </text:span><text:span text:style-name="T8">Atención</text:span></text:p>
      <text:p text:style-name="P19"/>
      <text:p text:style-name="P5"><text:span text:style-name="T10">💬</text:span><text:span text:style-name="T8"> Interesante</text:span></text:p>
      <text:p text:style-name="P22"/>
      <text:p text:style-name="P11">Índice de contenido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ge43nvu7ywtj" text:style-name="Index_20_Link" text:visited-style-name="Index_20_Link"><text:span text:style-name="T11">1</text:span></text:a><text:a xlink:type="simple" xlink:href="#_ge43nvu7ywtj" text:style-name="Index_20_Link" text:visited-style-name="Index_20_Link"><text:span text:style-name="T14">. A</text:span></text:a><text:a xlink:type="simple" xlink:href="#_ge43nvu7ywtj" text:style-name="Index_20_Link" text:visited-style-name="Index_20_Link"><text:span text:style-name="T11">ctividad 1</text:span></text:a><text:span text:style-name="T11"><text:tab/>3</text:span></text:p>
          <text:p text:style-name="P7"><text:span text:style-name="T17">2</text:span><text:a xlink:type="simple" xlink:href="#_ge43nvu7ywtj" text:style-name="Index_20_Link" text:visited-style-name="Index_20_Link"><text:span text:style-name="T14">. </text:span></text:a><text:a xlink:type="simple" xlink:href="#_tljdt1o79767" text:style-name="Index_20_Link" text:visited-style-name="Index_20_Link"><text:span text:style-name="T14">Actividad 2</text:span></text:a><text:span text:style-name="T14"><text:tab/>3</text:span></text:p>
          <text:p text:style-name="P7"><text:span text:style-name="T14">3</text:span><text:a xlink:type="simple" xlink:href="#_ge43nvu7ywtj" text:style-name="Index_20_Link" text:visited-style-name="Index_20_Link"><text:span text:style-name="T14">. </text:span></text:a><text:a xlink:type="simple" xlink:href="#_gg3p4spiwzp" text:style-name="Index_20_Link" text:visited-style-name="Index_20_Link"><text:span text:style-name="T14">Actividad 3</text:span></text:a><text:span text:style-name="T14"><text:tab/>3</text:span></text:p>
          <text:p text:style-name="P7"><text:span text:style-name="T14">4</text:span><text:a xlink:type="simple" xlink:href="#_ge43nvu7ywtj" text:style-name="Index_20_Link" text:visited-style-name="Index_20_Link"><text:span text:style-name="T14">. </text:span></text:a><text:a xlink:type="simple" xlink:href="#_gtt8nxofaqiz" text:style-name="Index_20_Link" text:visited-style-name="Index_20_Link"><text:span text:style-name="T14">Actividad 4</text:span></text:a><text:span text:style-name="T14"><text:tab/>3</text:span></text:p>
          <text:p text:style-name="P8"><text:span text:style-name="T14">5</text:span><text:a xlink:type="simple" xlink:href="#_ge43nvu7ywtj" text:style-name="Index_20_Link" text:visited-style-name="Index_20_Link"><text:span text:style-name="T14">. </text:span></text:a><text:a xlink:type="simple" xlink:href="#_g1qlmy5ta6mu" text:style-name="Index_20_Link" text:visited-style-name="Index_20_Link"><text:span text:style-name="T11">Autores (en orden alfabético)</text:span></text:a><text:span text:style-name="T11"><text:tab/>3</text:span></text:p>
        </text:index-body>
      </text:table-of-content>
      <text:p text:style-name="P30"/>
      <text:p text:style-name="P3"><text:span text:style-name="T3">UD0</text:span><text:span text:style-name="T4">1. </text:span><text:span text:style-name="T3">Navegadores y entorno de trabajo</text:span></text:p>
      <text:list xml:id="list3302635478" text:style-name="WWNum3">
        <text:list-item>
          <text:p text:style-name="P25"><text:bookmark text:name="_ge43nvu7ywtj"/>Actividad 1</text:p>
        </text:list-item>
      </text:list>
      <text:p text:style-name="P9">Busca algún apunte o videotutorial útil para depurar usando Firefox o Chrome. </text:p>
      <text:p text:style-name="P9"><text:a xlink:type="simple" xlink:href="https://www.youtube.com/watch?v=ufGRZ5aSDyM" text:style-name="Internet_20_link" text:visited-style-name="Visited_20_Internet_20_Link">https://www.youtube.com/watch?v=ufGRZ5aSDyM</text:a></text:p>
      <text:list xml:id="list182316600791295" text:continue-numbering="true" text:style-name="WWNum3">
        <text:list-item>
          <text:p text:style-name="P25"><text:bookmark text:name="_tljdt1o79767"/>Actividad 2</text:p>
        </text:list-item>
      </text:list>
      <text:p text:style-name="P9"><text:s/>Busca algún apunte o videotutorial útil para el uso de Visual Studio Code o algún otro editor que te guste. Tras ello, haz lo propio con algún material que te ayude a integra GIT en Visual Studio Code o en algún otro editor? </text:p>
      <text:p text:style-name="P9"><text:a xlink:type="simple" xlink:href="https://www.youtube.com/watch?v=CxF3ykWP1H4" text:style-name="Internet_20_link" text:visited-style-name="Visited_20_Internet_20_Link">https://www.youtube.com/watch?v=CxF3ykWP1H4</text:a></text:p>
      <text:p text:style-name="P9"><text:a xlink:type="simple" xlink:href="https://www.youtube.com/watch?v=mC1vl4faXic" text:style-name="Internet_20_link" text:visited-style-name="Visited_20_Internet_20_Link">https://www.youtube.com/watch?v=mC1vl4faXic</text:a></text:p>
      <text:list xml:id="list182315750740195" text:continue-numbering="true" text:style-name="WWNum3">
        <text:list-item>
          <text:p text:style-name="P25"><text:bookmark text:name="_gg3p4spiwzp"/>Actividad 3</text:p>
        </text:list-item>
      </text:list>
      <text:p text:style-name="P9"><text:s/>¿Qué combinación de navegador + entorno de desarrollo + control de versiones has elegido?</text:p>
      <text:p text:style-name="P32"><text:span text:style-name="T18">He usado</text:span> Chrome <text:span text:style-name="T18">ya que es el navegador más extendido a nivel mundial</text:span>, Visual Studio <text:span text:style-name="T18">al ser un entorno de desarrollo bastante fácil de usar y también popular</text:span> y el control de versiones de Git.</text:p>
      <text:list xml:id="list182316936905550" text:continue-numbering="true" text:style-name="WWNum3">
        <text:list-item>
          <text:p text:style-name="P25"><text:bookmark text:name="_gtt8nxofaqiz"/>Actividad 4</text:p>
        </text:list-item>
      </text:list>
      <text:p text:style-name="P9">En esta actividad deberás abrir con Mozilla Firefox las páginas web propuestas y utilizar la Consola Web para realizar pruebas básicas de funcionamiento.</text:p>
      <text:list xml:id="list2070390711" text:style-name="WWNum1">
        <text:list-item>
          <text:p text:style-name="P26">En primer lugar abriremos la página web adjunta (“holaMundo.html”). Deberás documentar dos pruebas en el fichero “holaMundo.html”:</text:p>
          <text:list>
            <text:list-item>
              <text:p text:style-name="P28">Conseguir modificar un valor de algún elemento HTML y comprobar que el cambio se aplica en tiempo real.</text:p>
            </text:list-item>
            <text:list-item>
              <text:p text:style-name="P28">Establecer un “breakpoint” (punto de ruptura) del código Javascript de la página antes de que se muestre el mensaje “Hola mundo” (se muestra con la instrucción “alert”) y cuando comprobemos que se detenga, hacer que prosiga su ejecución.</text:p>
              <text:p text:style-name="P28"/>
            </text:list-item>
          </text:list>
        </text:list-item>
        <text:list-item>
          <text:p text:style-name="P27">En segundo lugar abriremos https://www.meneame.net/ y en ella deberás documentar dos pruebas:</text:p>
          <text:list>
            <text:list-item>
              <text:p text:style-name="P28">Conseguir modificar algún elemento CSS.</text:p>
            </text:list-item>
            <text:list-item>
              <text:p text:style-name="P28">Inspeccionar las cookies existentes del sitio “meneame.net”.</text:p>
              <text:p text:style-name="P28"/>
            </text:list-item>
          </text:list>
        </text:list-item>
      </text:list>
      <text:list xml:id="list182316921053866" text:continue-list="list182316936905550" text:style-name="WWNum3">
        <text:list-item>
          <text:p text:style-name="P25"><text:bookmark text:name="_g1qlmy5ta6mu"/><text:soft-page-break/>Autores (en orden alfabético)</text:p>
        </text:list-item>
      </text:list>
      <text:p text:style-name="P21">A continuación ofrecemos en orden alfabético el listado de autores que han hecho aportaciones a este documento:</text:p>
      <text:list xml:id="list4171850983" text:style-name="WWNum2">
        <text:list-item>
          <text:p text:style-name="P31">García Barea, Sergi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mo" svg:font-family="Arimo" style:font-family-generic="roman" style:font-pitch="variable"/>
    <style:font-face style:name="Arimo1" svg:font-family="Arimo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acifico" svg:font-family="Pacifico" style:font-family-generic="roman" style:font-pitch="variable"/>
    <style:font-face style:name="Pacifico1" svg:font-family="Pacifico" style:font-family-generic="system" style:font-pitch="variable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9cm" style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cm" fo:margin-bottom="0.51cm" style:contextual-spacing="false" fo:line-height="100%" fo:text-align="start" style:justify-single-word="false" fo:keep-with-next="always"/>
      <style:text-properties fo:font-variant="small-caps" fo:color="#669966" loext:opacity="100%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319cm" fo:margin-bottom="0.25cm" style:contextual-spacing="false" fo:line-height="100%" fo:text-align="start" style:justify-single-word="false" fo:text-indent="0cm" style:auto-text-indent="false" fo:keep-with-next="always"/>
      <style:text-properties fo:color="#669966" loext:opacity="100%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319cm" fo:margin-bottom="0.21cm" style:contextual-spacing="false" fo:line-height="100%" fo:text-align="start" style:justify-single-word="false" fo:text-indent="-1.27cm" style:auto-text-indent="false" fo:keep-with-next="always"/>
      <style:text-properties fo:font-variant="normal" fo:text-transform="none" fo:color="#669966" loext:opacity="100%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319cm" fo:margin-bottom="0.21cm" style:contextual-spacing="false" fo:line-height="100%" fo:text-align="start" style:justify-single-word="false" fo:text-indent="-1.524cm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423cm" fo:margin-bottom="0.212cm" style:contextual-spacing="false" fo:line-height="100%" fo:text-align="start" style:justify-single-word="false" fo:text-indent="-1.778cm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-left="none" fo:border-right="none" fo:border-top="none" fo:border-bottom="0.51pt solid #666633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-left="0cm" fo:padding-right="0cm" fo:padding-top="0.071cm" fo:padding-bottom="0cm" fo:border-left="none" fo:border-right="none" fo:border-top="0.51pt solid #666633" fo:border-bottom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small-caps" fo:color="#999966" loext:opacity="100%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loext:opacity="100%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loext:opacity="100%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377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63cm" fo:margin-left="0cm" fo:margin-right="0cm" fo:margin-bottom="0.764cm" style:dynamic-spacing="true"/>
      </style:header-style>
      <style:footer-style>
        <style:header-footer-properties fo:min-height="1.064cm" fo:margin-left="0cm" fo:margin-right="0cm" fo:margin-top="0.96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text:span text:style-name="MT1">Desarrollo web en entorno cliente</text:span><text:span text:style-name="MT2"> </text:span><text:span text:style-name="MT1"><text:tab/><text:tab/>UD01. Navegadores y entorno de trabajo - Actividades 01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1 - Página</text:span><text:span text:style-name="MT1"> 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5-09-17T18:23:14.989000000</dc:date>
    <meta:editing-duration>PT28M8S</meta:editing-duration>
    <meta:editing-cycles>4</meta:editing-cycles>
    <meta:document-statistic meta:table-count="0" meta:image-count="2" meta:object-count="0" meta:page-count="4" meta:paragraph-count="42" meta:word-count="413" meta:character-count="2602" meta:non-whitespace-character-count="2234"/>
  </office:meta>
</office:document-meta>
</file>